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TeXGyreChorus" svg:font-family="TeXGyreChorus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52cm" style:use-optimal-column-width="false"/>
    </style:style>
    <style:style style:name="co2" style:family="table-column">
      <style:table-column-properties style:column-width="13.411cm" style:use-optimal-column-width="false"/>
    </style:style>
    <style:style style:name="co3" style:family="table-column">
      <style:table-column-properties style:column-width="8.899cm" style:use-optimal-column-width="false"/>
    </style:style>
    <style:style style:name="co4" style:family="table-column">
      <style:table-column-properties style:column-width="17.58cm" style:use-optimal-column-width="false"/>
    </style:style>
    <style:style style:name="co5" style:family="table-column">
      <style:table-column-properties style:column-width="10.642cm" style:use-optimal-column-width="false"/>
    </style:style>
    <style:style style:name="co6" style:family="table-column">
      <style:table-column-properties style:column-width="16.523cm" style:use-optimal-column-width="false"/>
    </style:style>
    <style:style style:name="ro1" style:family="table-row">
      <style:table-row-properties style:row-height="1.256cm"/>
    </style:style>
    <style:style style:name="ro2" style:family="table-row">
      <style:table-row-properties style:row-height="10.677cm"/>
    </style:style>
    <style:style style:name="ce1" style:family="table-cell">
      <style:text-properties style:font-name="Century Schoolbook L" fo:text-shadow="1pt 1pt" fo:font-weight="bold" style:font-weight-asian="bold" style:font-weight-complex="bold"/>
    </style:style>
    <style:style style:name="ce2" style:family="table-cell">
      <style:paragraph-properties fo:line-height="115%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line-height="115%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entury Schoolbook L" fo:font-weight="bold" style:font-weight-asian="bold" style:font-weight-complex="bold"/>
    </style:style>
    <style:style style:name="T3" style:family="text">
      <style:text-properties style:font-name="Century Schoolbook L" fo:font-weight="normal" style:font-weight-asian="normal" style:font-weight-complex="normal"/>
    </style:style>
    <style:style style:name="T4" style:family="text">
      <style:text-properties style:font-name="Century Schoolbook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70.406cm" svg:height="11.932cm" svg:x="-22.957cm" svg:y="0.4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 table:style-name="ce1">
                <text:p text:style-name="P1"><text:s/>Stage</text:p>
              </table:table-cell>
              <table:table-cell>
                <text:p text:style-name="P1"><text:s text:c="32"/>1 </text:p>
              </table:table-cell>
              <table:table-cell>
                <text:p text:style-name="P1"><text:s text:c="2"/><text:s text:c="2"/><text:s text:c="2"/><text:s text:c="2"/><text:s text:c="2"/><text:s text:c="2"/><text:s text:c="2"/><text:s text:c="2"/><text:s text:c="2"/><text:s text:c="2"/><text:s/>2</text:p>
              </table:table-cell>
              <table:table-cell>
                <text:p text:style-name="P1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3</text:p>
              </table:table-cell>
              <table:table-cell>
                <text:p text:style-name="P1"><text:s text:c="2"/><text:s text:c="2"/><text:s text:c="2"/><text:s text:c="2"/><text:s text:c="2"/><text:s text:c="2"/><text:s text:c="2"/><text:s text:c="2"/><text:s text:c="2"/><text:s/>4 </text:p>
              </table:table-cell>
              <table:table-cell>
                <text:p text:style-name="P1"><text:s text:c="28"/>5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2"><text:span text:style-name="T1">AI-Advised</text:span></text:p>
                <text:p text:style-name="P2"><text:s text:c="2"/><text:span text:style-name="T2"><text:s/></text:span><text:span text:style-name="T2">Workload Manager </text:span><text:span text:style-name="T3">(e.g., modeling, scheduling, predicting)</text:span></text:p>
                <text:p text:style-name="P2"><text:span text:style-name="T2"><text:s text:c="3"/></text:span><text:span text:style-name="T2">SQL Optimization </text:span><text:span text:style-name="T3">(e.g., SQL rewriter, view advisor, index advisor)</text:span></text:p>
                <text:p text:style-name="P2"><text:span text:style-name="T2"><text:s text:c="3"/></text:span><text:span text:style-name="T2">DB Maintenance </text:span><text:span text:style-name="T3">(e.g., performance monitoring, configuration optimization, data migration, fault tolerance)</text:span></text:p>
                <text:p text:style-name="P2"><text:span text:style-name="T2"><text:s text:c="3"/></text:span><text:span text:style-name="T2">Security </text:span><text:span text:style-name="T3">(e.g., intelligent masking, intelligent auditing, intelligent detecting)</text:span></text:p>
              </table:table-cell>
              <table:table-cell>
                <text:p text:style-name="P2"><text:span text:style-name="T1">AI-Assisted</text:span> </text:p>
                <text:p text:style-name="P2"><text:span text:style-name="T2"><text:s text:c="3"/></text:span><text:span text:style-name="T2">Merge AI tools into DB kernel </text:span></text:p>
              </table:table-cell>
              <table:table-cell>
                <text:p text:style-name="P2"><text:span text:style-name="T1">AI-Designed</text:span></text:p>
                <text:p text:style-name="P2"><text:span text:style-name="T2"><text:s text:c="3"/></text:span><text:span text:style-name="T2">Database initialization</text:span></text:p>
                <text:p text:style-name="P2"><text:span text:style-name="T2"><text:s text:c="3"/></text:span><text:span text:style-name="T2">Database design</text:span></text:p>
                <text:p text:style-name="P2"><text:span text:style-name="T2"><text:s text:c="3"/></text:span><text:span text:style-name="T2">Database implementation and loading</text:span></text:p>
                <text:p text:style-name="P2"><text:span text:style-name="T2"><text:s text:c="3"/></text:span><text:span text:style-name="T2">Database testing and evaluation</text:span></text:p>
                <text:p text:style-name="P2"><text:span text:style-name="T2"><text:s text:c="3"/></text:span><text:span text:style-name="T2">Database operation, maintenance and evolution</text:span></text:p>
                <text:p text:style-name="P2"><text:span text:style-name="T4"/></text:p>
              </table:table-cell>
              <table:table-cell>
                <text:p text:style-name="P2"><text:span text:style-name="T1">AI-Assembled </text:span></text:p>
                <text:p text:style-name="P2"><text:s text:c="2"/><text:span text:style-name="T2"><text:s/></text:span><text:span text:style-name="T2">Incorporate heterogeneous computing architecture</text:span></text:p>
                <text:p text:style-name="P2"><text:span text:style-name="T2"/></text:p>
              </table:table-cell>
              <table:table-cell>
                <text:p text:style-name="P2"><text:span text:style-name="T1">AI-Designed</text:span></text:p>
                <text:p text:style-name="P2"><text:span text:style-name="T2">Database initialization</text:span></text:p>
                <text:p text:style-name="P2"><text:span text:style-name="T2">Database design</text:span></text:p>
                <text:p text:style-name="P2"><text:span text:style-name="T2">Database implementation and loading</text:span></text:p>
                <text:p text:style-name="P2"><text:span text:style-name="T2">Database testing and evaluation</text:span></text:p>
                <text:p text:style-name="P2"><text:span text:style-name="T2">Database operation, maintenance and evolution</text:span></text:p>
                <text:p text:style-name="P2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0.254cm" svg:height="0.254cm" svg:x="4.318cm" svg:y="-10.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3" draw:layer="layout" svg:width="0.254cm" svg:height="0.254cm" svg:x="4.318cm" svg:y="-8.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3" draw:layer="layout" svg:width="0.254cm" svg:height="0.254cm" svg:x="4.318cm" svg:y="-10.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3" draw:layer="layout" svg:width="0.254cm" svg:height="0.254cm" svg:x="4.318cm" svg:y="-6.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3" draw:layer="layout" svg:width="0.254cm" svg:height="0.254cm" svg:x="4.318cm" svg:y="-3.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TeXGyreChorus" svg:font-family="TeXGyreChorus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22:44:44.666709414</meta:creation-date>
    <meta:editing-duration>PT10M37S</meta:editing-duration>
    <meta:editing-cycles>4</meta:editing-cycles>
    <meta:generator>LibreOffice/5.1.6.2$Linux_X86_64 LibreOffice_project/10m0$Build-2</meta:generator>
    <dc:date>2019-05-30T23:29:25.820931647</dc:date>
    <meta:document-statistic meta:object-count="29"/>
  </office:meta>
</office:document-meta>
</file>